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25cm" fo:min-width="15.2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4.55cm" fo:min-width="13.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13.4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75cm" fo:min-width="13.4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3.063cm" fo:min-width="3.4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4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25cm" fo:min-width="7.9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85cm" fo:min-width="7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2.85cm" fo:min-width="4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92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3.75cm" fo:min-width="14.9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3.25cm" fo:min-width="6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25cm" fo:min-width="5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5.7cm" svg:height="13.5cm" svg:x="2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cm" svg:height="4.8cm" svg:x="3.3cm" svg:y="5.1cm">
          <text:p text:style-name="P2">Modul Utilizatori</text:p>
          <text:p text:style-name="P2">(Clase: Admin, Worker, Client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3cm" svg:x="3.3cm" svg:y="10.6cm">
          <text:p text:style-name="P2">Modul Comenzi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9cm" svg:height="3cm" svg:x="3.3cm" svg:y="13.9cm">
          <text:p text:style-name="P2">Modul Produse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3.9cm" svg:height="5.3cm" svg:x="8.4cm" svg:y="21.4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5.15cm" svg:height="0.962cm" svg:x="14.7cm" svg:y="27.6cm">
          <draw:text-box>
            <text:p>V0.2/04.01.2018</text:p>
          </draw:text-box>
        </draw:frame>
        <draw:connector draw:style-name="gr7" draw:text-style-name="P6" draw:layer="layout" svg:x1="10.35cm" svg:y1="18cm" svg:x2="10.35cm" svg:y2="21.4cm" draw:start-shape="id1" draw:start-glue-point="2" draw:end-shape="id2" draw:end-glue-point="5" svg:d="M10350 18000v3400" svg:viewBox="0 0 1 3401">
          <text:p/>
        </draw:connector>
      </draw:page>
      <draw:page draw:name="page2" draw:style-name="dp1" draw:master-page-name="Default">
        <draw:custom-shape draw:style-name="gr8" draw:text-style-name="P2" xml:id="id12" draw:id="id12" draw:layer="layout" svg:width="2.5cm" svg:height="2.5cm" svg:x="1.3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2" xml:id="id3" draw:id="id3" draw:layer="layout" svg:width="1.8cm" svg:height="1.8cm" svg:x="2.8cm" svg:y="4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2" xml:id="id6" draw:id="id6" draw:layer="layout" svg:width="1.8cm" svg:height="1.8cm" svg:x="2.7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5" xml:id="id18" draw:id="id18" draw:layer="layout" svg:width="2.6cm" svg:height="0.962cm" svg:x="1.3cm" svg:y="15.2cm">
          <draw:text-box>
            <text:p>Admin</text:p>
          </draw:text-box>
        </draw:frame>
        <draw:frame draw:style-name="gr11" draw:text-style-name="P5" draw:layer="layout" svg:width="2.119cm" svg:height="0.962cm" svg:x="2.581cm" svg:y="6.438cm">
          <draw:text-box>
            <text:p>Client</text:p>
          </draw:text-box>
        </draw:frame>
        <draw:frame draw:style-name="gr12" draw:text-style-name="P5" draw:layer="layout" svg:width="2.534cm" svg:height="0.962cm" svg:x="2.3cm" svg:y="24.638cm">
          <draw:text-box>
            <text:p>Worker</text:p>
          </draw:text-box>
        </draw:frame>
        <draw:custom-shape draw:style-name="gr13" draw:text-style-name="P4" xml:id="id4" draw:id="id4" draw:layer="layout" svg:width="8.4cm" svg:height="1.5cm" svg:x="9.8cm" svg:y="2.2cm">
          <text:p text:style-name="P2">Plaseaza comanda</text:p>
          <draw:enhanced-geometry svg:viewBox="0 0 21600 21600" draw:type="rectangle" draw:enhanced-path="M 0 0 L 21600 0 21600 21600 0 21600 0 0 Z N"/>
        </draw:custom-shape>
        <draw:custom-shape draw:style-name="gr13" draw:text-style-name="P4" xml:id="id5" draw:id="id5" draw:layer="layout" svg:width="8.4cm" svg:height="1.5cm" svg:x="9.8cm" svg:y="3.9cm">
          <text:p text:style-name="P2">Urmărește comanda</text:p>
          <draw:enhanced-geometry svg:viewBox="0 0 21600 21600" draw:type="rectangle" draw:enhanced-path="M 0 0 L 21600 0 21600 21600 0 21600 0 0 Z N"/>
        </draw:custom-shape>
        <draw:custom-shape draw:style-name="gr13" draw:text-style-name="P4" xml:id="id7" draw:id="id7" draw:layer="layout" svg:width="8.4cm" svg:height="1.5cm" svg:x="9.8cm" svg:y="20.3cm">
          <text:p text:style-name="P2">Preia comanda</text:p>
          <draw:enhanced-geometry svg:viewBox="0 0 21600 21600" draw:type="rectangle" draw:enhanced-path="M 0 0 L 21600 0 21600 21600 0 21600 0 0 Z N"/>
        </draw:custom-shape>
        <draw:custom-shape draw:style-name="gr13" draw:text-style-name="P4" xml:id="id8" draw:id="id8" draw:layer="layout" svg:width="8.4cm" svg:height="1.5cm" svg:x="9.8cm" svg:y="22cm">
          <text:p text:style-name="P2">Actualizeaza comanda</text:p>
          <draw:enhanced-geometry svg:viewBox="0 0 21600 21600" draw:type="rectangle" draw:enhanced-path="M 0 0 L 21600 0 21600 21600 0 21600 0 0 Z N"/>
        </draw:custom-shape>
        <draw:custom-shape draw:style-name="gr13" draw:text-style-name="P4" xml:id="id9" draw:id="id9" draw:layer="layout" svg:width="8.4cm" svg:height="1.5cm" svg:x="9.8cm" svg:y="23.7cm">
          <text:p text:style-name="P2">Finalizeaza comanda</text:p>
          <draw:enhanced-geometry svg:viewBox="0 0 21600 21600" draw:type="rectangle" draw:enhanced-path="M 0 0 L 21600 0 21600 21600 0 21600 0 0 Z N"/>
        </draw:custom-shape>
        <draw:custom-shape draw:style-name="gr13" draw:text-style-name="P4" xml:id="id10" draw:id="id10" draw:layer="layout" svg:width="8.4cm" svg:height="1.5cm" svg:x="9.8cm" svg:y="25.4cm">
          <text:p text:style-name="P2">Livrează comanda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4.6cm" svg:y1="5.3cm" svg:x2="9.8cm" svg:y2="2.95cm" draw:start-shape="id3" draw:start-glue-point="10" draw:end-shape="id4" draw:end-glue-point="3" svg:d="M4600 5300l5200-2350" svg:viewBox="0 0 5201 2351">
          <text:p/>
        </draw:connector>
        <draw:connector draw:style-name="gr7" draw:text-style-name="P6" draw:layer="layout" draw:type="line" svg:x1="4.6cm" svg:y1="5.3cm" svg:x2="9.8cm" svg:y2="4.65cm" draw:start-shape="id3" draw:start-glue-point="10" draw:end-shape="id5" draw:end-glue-point="3" svg:d="M4600 5300l5200-650" svg:viewBox="0 0 5201 651">
          <text:p/>
        </draw:connector>
        <draw:connector draw:style-name="gr7" draw:text-style-name="P6" draw:layer="layout" draw:type="line" svg:x1="4.5cm" svg:y1="23.6cm" svg:x2="9.8cm" svg:y2="21.05cm" draw:start-shape="id6" draw:start-glue-point="10" draw:end-shape="id7" draw:end-glue-point="3" svg:d="M4500 23600l5300-2550" svg:viewBox="0 0 5301 2551">
          <text:p/>
        </draw:connector>
        <draw:connector draw:style-name="gr7" draw:text-style-name="P6" draw:layer="layout" draw:type="line" svg:x1="4.5cm" svg:y1="23.6cm" svg:x2="9.8cm" svg:y2="22.75cm" draw:start-shape="id6" draw:start-glue-point="10" draw:end-shape="id8" draw:end-glue-point="3" svg:d="M4500 23600l5300-850" svg:viewBox="0 0 5301 851">
          <text:p/>
        </draw:connector>
        <draw:connector draw:style-name="gr7" draw:text-style-name="P6" draw:layer="layout" draw:type="line" svg:x1="4.5cm" svg:y1="23.6cm" svg:x2="9.8cm" svg:y2="24.45cm" draw:start-shape="id6" draw:start-glue-point="10" draw:end-shape="id9" draw:end-glue-point="3" svg:d="M4500 23600l5300 850" svg:viewBox="0 0 5301 851">
          <text:p/>
        </draw:connector>
        <draw:connector draw:style-name="gr7" draw:text-style-name="P6" draw:layer="layout" draw:type="line" svg:x1="4.5cm" svg:y1="23.6cm" svg:x2="9.8cm" svg:y2="26.15cm" draw:start-shape="id6" draw:start-glue-point="10" draw:end-shape="id10" draw:end-glue-point="3" svg:d="M4500 23600l5300 2550" svg:viewBox="0 0 5301 2551">
          <text:p/>
        </draw:connector>
        <draw:custom-shape draw:style-name="gr13" draw:text-style-name="P4" xml:id="id11" draw:id="id11" draw:layer="layout" svg:width="8.4cm" svg:height="1.5cm" svg:x="9.8cm" svg:y="6.9cm">
          <text:p text:style-name="P2">Creeaza cont user</text:p>
          <draw:enhanced-geometry svg:viewBox="0 0 21600 21600" draw:type="rectangle" draw:enhanced-path="M 0 0 L 21600 0 21600 21600 0 21600 0 0 Z N"/>
        </draw:custom-shape>
        <draw:custom-shape draw:style-name="gr13" draw:text-style-name="P4" xml:id="id13" draw:id="id13" draw:layer="layout" svg:width="8.4cm" svg:height="1.5cm" svg:x="9.8cm" svg:y="8.6cm">
          <text:p text:style-name="P2">Aproba user</text:p>
          <draw:enhanced-geometry svg:viewBox="0 0 21600 21600" draw:type="rectangle" draw:enhanced-path="M 0 0 L 21600 0 21600 21600 0 21600 0 0 Z N"/>
        </draw:custom-shape>
        <draw:custom-shape draw:style-name="gr13" draw:text-style-name="P4" xml:id="id14" draw:id="id14" draw:layer="layout" svg:width="8.4cm" svg:height="1.5cm" svg:x="9.8cm" svg:y="10.3cm">
          <text:p text:style-name="P2">Sterge user</text:p>
          <draw:enhanced-geometry svg:viewBox="0 0 21600 21600" draw:type="rectangle" draw:enhanced-path="M 0 0 L 21600 0 21600 21600 0 21600 0 0 Z N"/>
        </draw:custom-shape>
        <draw:custom-shape draw:style-name="gr13" draw:text-style-name="P4" xml:id="id15" draw:id="id15" draw:layer="layout" svg:width="8.4cm" svg:height="1.5cm" svg:x="9.8cm" svg:y="13.6cm">
          <text:p text:style-name="P2">Adauga produse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8.4cm" svg:height="1.5cm" svg:x="9.8cm" svg:y="15.3cm">
          <text:p text:style-name="P2">Sterge produse</text:p>
          <draw:enhanced-geometry svg:viewBox="0 0 21600 21600" draw:type="rectangle" draw:enhanced-path="M 0 0 L 21600 0 21600 21600 0 21600 0 0 Z N"/>
        </draw:custom-shape>
        <draw:custom-shape draw:style-name="gr13" draw:text-style-name="P4" xml:id="id17" draw:id="id17" draw:layer="layout" svg:width="8.4cm" svg:height="1.5cm" svg:x="9.8cm" svg:y="17cm">
          <text:p text:style-name="P2">Modifica produ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4.6cm" svg:y1="5.3cm" svg:x2="9.8cm" svg:y2="7.65cm" draw:start-shape="id3" draw:start-glue-point="10" draw:end-shape="id11" draw:end-glue-point="3" svg:d="M4600 5300l5200 2350" svg:viewBox="0 0 5201 2351">
          <text:p/>
        </draw:connector>
        <draw:connector draw:style-name="gr7" draw:text-style-name="P6" draw:layer="layout" draw:type="line" svg:x1="3.8cm" svg:y1="13.95cm" svg:x2="9.8cm" svg:y2="7.65cm" draw:start-shape="id12" draw:start-glue-point="10" draw:end-shape="id11" draw:end-glue-point="3" svg:d="M3800 13950l6000-6300" svg:viewBox="0 0 6001 6301">
          <text:p/>
        </draw:connector>
        <draw:connector draw:style-name="gr7" draw:text-style-name="P6" draw:layer="layout" draw:type="line" svg:x1="3.8cm" svg:y1="13.95cm" svg:x2="9.8cm" svg:y2="9.35cm" draw:start-shape="id12" draw:start-glue-point="10" draw:end-shape="id13" draw:end-glue-point="3" svg:d="M3800 13950l6000-4600" svg:viewBox="0 0 6001 4601">
          <text:p/>
        </draw:connector>
        <draw:connector draw:style-name="gr7" draw:text-style-name="P6" draw:layer="layout" draw:type="line" svg:x1="3.8cm" svg:y1="13.95cm" svg:x2="9.8cm" svg:y2="11.05cm" draw:start-shape="id12" draw:start-glue-point="10" draw:end-shape="id14" draw:end-glue-point="3" svg:d="M3800 13950l6000-2900" svg:viewBox="0 0 6001 2901">
          <text:p/>
        </draw:connector>
        <draw:connector draw:style-name="gr7" draw:text-style-name="P6" draw:layer="layout" draw:type="line" svg:x1="3.8cm" svg:y1="13.95cm" svg:x2="9.8cm" svg:y2="14.35cm" draw:start-shape="id12" draw:start-glue-point="10" draw:end-shape="id15" draw:end-glue-point="3" svg:d="M3800 13950l6000 400" svg:viewBox="0 0 6001 401">
          <text:p/>
        </draw:connector>
        <draw:connector draw:style-name="gr7" draw:text-style-name="P6" draw:layer="layout" draw:type="line" svg:x1="3.8cm" svg:y1="13.95cm" svg:x2="9.8cm" svg:y2="16.05cm" draw:start-shape="id12" draw:start-glue-point="10" draw:end-shape="id16" draw:end-glue-point="3" svg:d="M3800 13950l6000 2100" svg:viewBox="0 0 6001 2101">
          <text:p/>
        </draw:connector>
        <draw:connector draw:style-name="gr7" draw:text-style-name="P6" draw:layer="layout" draw:type="line" svg:x1="3.8cm" svg:y1="13.95cm" svg:x2="9.8cm" svg:y2="17.75cm" draw:start-shape="id12" draw:start-glue-point="10" draw:end-shape="id17" draw:end-glue-point="3" svg:d="M3800 13950l6000 3800" svg:viewBox="0 0 6001 3801">
          <text:p/>
        </draw:connector>
        <draw:connector draw:style-name="gr7" draw:text-style-name="P6" draw:layer="layout" draw:type="line" svg:x1="2.55cm" svg:y1="12.7cm" svg:x2="3.7cm" svg:y2="6.2cm" draw:start-shape="id12" draw:start-glue-point="4" draw:end-shape="id3" svg:d="M2550 12700l1150-6500" svg:viewBox="0 0 1151 6501">
          <text:p/>
        </draw:connector>
        <draw:connector draw:style-name="gr7" draw:text-style-name="P6" draw:layer="layout" draw:type="line" svg:x1="2.6cm" svg:y1="15.2cm" svg:x2="3.6cm" svg:y2="22.7cm" draw:start-shape="id18" draw:start-glue-point="0" draw:end-shape="id6" draw:end-glue-point="4" svg:d="M2600 15200l1000 7500" svg:viewBox="0 0 1001 7501">
          <text:p/>
        </draw:connector>
      </draw:page>
      <draw:page draw:name="page3" draw:style-name="dp1" draw:master-page-name="Default">
        <draw:custom-shape draw:style-name="gr14" draw:text-style-name="P4" xml:id="id19" draw:id="id19" draw:layer="layout" svg:width="7.9cm" svg:height="3.1cm" svg:x="10.8cm" svg:y="6.1cm">
          <text:p text:style-name="P2">Lista comenzi</text:p>
          <draw:enhanced-geometry svg:viewBox="0 0 21600 21600" draw:type="rectangle" draw:enhanced-path="M 0 0 L 21600 0 21600 21600 0 21600 0 0 Z N"/>
        </draw:custom-shape>
        <draw:frame draw:style-name="gr15" draw:text-style-name="P5" xml:id="id23" draw:id="id23" draw:layer="layout" svg:width="2.297cm" svg:height="0.962cm" svg:x="9.4cm" svg:y="1.638cm">
          <draw:text-box>
            <text:p>Client:</text:p>
          </draw:text-box>
        </draw:frame>
        <draw:custom-shape draw:style-name="gr16" draw:text-style-name="P4" xml:id="id20" draw:id="id20" draw:layer="layout" svg:width="4.8cm" svg:height="3.1cm" svg:x="15cm" svg:y="10.2cm">
          <text:p text:style-name="P2">Detalii</text:p>
          <text:p text:style-name="P2">comanda</text:p>
          <draw:enhanced-geometry svg:viewBox="0 0 21600 21600" draw:type="rectangle" draw:enhanced-path="M 0 0 L 21600 0 21600 21600 0 21600 0 0 Z N"/>
        </draw:custom-shape>
        <draw:custom-shape draw:style-name="gr16" draw:text-style-name="P4" xml:id="id21" draw:id="id21" draw:layer="layout" svg:width="4.8cm" svg:height="3.1cm" svg:x="9.6cm" svg:y="10.2cm">
          <text:p text:style-name="P2">Comanda</text:p>
          <text:p text:style-name="P2">Noua</text:p>
          <draw:enhanced-geometry svg:viewBox="0 0 21600 21600" draw:type="rectangle" draw:enhanced-path="M 0 0 L 21600 0 21600 21600 0 21600 0 0 Z N"/>
        </draw:custom-shape>
        <draw:custom-shape draw:style-name="gr16" draw:text-style-name="P4" xml:id="id22" draw:id="id22" draw:layer="layout" svg:width="4.8cm" svg:height="3.1cm" svg:x="15cm" svg:y="14.4cm">
          <text:p text:style-name="P2">Editeaza </text:p>
          <text:p text:style-name="P2">Comanda *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4.75cm" svg:y1="9.2cm" svg:x2="17.4cm" svg:y2="10.2cm" draw:start-shape="id19" draw:start-glue-point="2" draw:end-shape="id20" draw:end-glue-point="0" svg:d="M14750 9200l2650 1000" svg:viewBox="0 0 2651 1001">
          <text:p/>
        </draw:connector>
        <draw:connector draw:style-name="gr7" draw:text-style-name="P6" draw:layer="layout" draw:type="line" svg:x1="14.75cm" svg:y1="9.2cm" svg:x2="12cm" svg:y2="10.2cm" draw:start-shape="id19" draw:start-glue-point="2" draw:end-shape="id21" draw:end-glue-point="0" svg:d="M14750 9200l-2750 1000" svg:viewBox="0 0 2751 1001">
          <text:p/>
        </draw:connector>
        <draw:connector draw:style-name="gr7" draw:text-style-name="P6" draw:layer="layout" draw:type="line" svg:x1="17.4cm" svg:y1="13.3cm" svg:x2="17.4cm" svg:y2="14.4cm" draw:start-shape="id20" draw:start-glue-point="2" draw:end-shape="id22" draw:end-glue-point="0" svg:d="M17400 13300v1100" svg:viewBox="0 0 1 1101">
          <text:p/>
        </draw:connector>
        <draw:custom-shape draw:style-name="gr14" draw:text-style-name="P4" xml:id="id24" draw:id="id24" draw:layer="layout" svg:width="7.9cm" svg:height="3.1cm" svg:x="1.9cm" svg:y="6.1cm">
          <text:p text:style-name="P2">Creeaza cont nou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548cm" svg:y1="2.6cm" svg:x2="5.85cm" svg:y2="6.1cm" draw:start-shape="id23" draw:start-glue-point="2" draw:end-shape="id24" draw:end-glue-point="0" svg:d="M10548 2600l-4698 3500" svg:viewBox="0 0 4699 3501">
          <text:p/>
        </draw:connector>
        <draw:connector draw:style-name="gr7" draw:text-style-name="P6" draw:layer="layout" draw:type="line" svg:x1="10.548cm" svg:y1="2.6cm" svg:x2="14.75cm" svg:y2="6.1cm" draw:start-shape="id23" draw:start-glue-point="2" draw:end-shape="id19" draw:end-glue-point="0" svg:d="M10548 2600l4202 3500" svg:viewBox="0 0 4203 3501">
          <text:p/>
        </draw:connector>
        <draw:frame draw:style-name="gr17" draw:text-style-name="P5" draw:layer="layout" svg:width="14.692cm" svg:height="0.962cm" svg:x="1.608cm" svg:y="27cm">
          <draw:text-box>
            <text:p>* Comanda se poate edita doar dacă nu e preluată</text:p>
          </draw:text-box>
        </draw:frame>
      </draw:page>
      <draw:page draw:name="page4" draw:style-name="dp1" draw:master-page-name="Default">
        <draw:frame draw:style-name="gr12" draw:text-style-name="P5" draw:layer="layout" svg:width="2.534cm" svg:height="0.962cm" svg:x="9.4cm" svg:y="1.7cm">
          <draw:text-box>
            <text:p>Worker</text:p>
          </draw:text-box>
        </draw:frame>
        <draw:custom-shape draw:style-name="gr18" draw:text-style-name="P4" xml:id="id25" draw:id="id25" draw:layer="layout" svg:width="15.4cm" svg:height="4cm" svg:x="2.6cm" svg:y="3.1cm">
          <text:p text:style-name="P2">Lista comenzi</text:p>
          <draw:enhanced-geometry svg:viewBox="0 0 21600 21600" draw:type="rectangle" draw:enhanced-path="M 0 0 L 21600 0 21600 21600 0 21600 0 0 Z N"/>
        </draw:custom-shape>
        <draw:custom-shape draw:style-name="gr19" draw:text-style-name="P4" xml:id="id26" draw:id="id26" draw:layer="layout" svg:width="6.7cm" svg:height="3.5cm" svg:x="2.6cm" svg:y="9cm">
          <text:p text:style-name="P2">Comenzi</text:p>
          <text:p text:style-name="P2">nepreluate</text:p>
          <draw:enhanced-geometry svg:viewBox="0 0 21600 21600" draw:type="rectangle" draw:enhanced-path="M 0 0 L 21600 0 21600 21600 0 21600 0 0 Z N"/>
        </draw:custom-shape>
        <draw:custom-shape draw:style-name="gr19" draw:text-style-name="P4" xml:id="id28" draw:id="id28" draw:layer="layout" svg:width="6.7cm" svg:height="3.5cm" svg:x="11.3cm" svg:y="9cm">
          <text:p text:style-name="P2">Comenzi</text:p>
          <text:p text:style-name="P2">În lucru</text:p>
          <draw:enhanced-geometry svg:viewBox="0 0 21600 21600" draw:type="rectangle" draw:enhanced-path="M 0 0 L 21600 0 21600 21600 0 21600 0 0 Z N"/>
        </draw:custom-shape>
        <draw:custom-shape draw:style-name="gr19" draw:text-style-name="P4" xml:id="id27" draw:id="id27" draw:layer="layout" svg:width="6.7cm" svg:height="3.5cm" svg:x="2.6cm" svg:y="14.2cm">
          <text:p text:style-name="P2">Preia o comanda</text:p>
          <draw:enhanced-geometry svg:viewBox="0 0 21600 21600" draw:type="rectangle" draw:enhanced-path="M 0 0 L 21600 0 21600 21600 0 21600 0 0 Z N"/>
        </draw:custom-shape>
        <draw:custom-shape draw:style-name="gr19" draw:text-style-name="P4" xml:id="id29" draw:id="id29" draw:layer="layout" svg:width="6.7cm" svg:height="3.5cm" svg:x="11.3cm" svg:y="14.2cm">
          <text:p text:style-name="P2">Fisa comenzii</text:p>
          <draw:enhanced-geometry svg:viewBox="0 0 21600 21600" draw:type="rectangle" draw:enhanced-path="M 0 0 L 21600 0 21600 21600 0 21600 0 0 Z N"/>
        </draw:custom-shape>
        <draw:custom-shape draw:style-name="gr19" draw:text-style-name="P4" xml:id="id30" draw:id="id30" draw:layer="layout" svg:width="6.7cm" svg:height="3.5cm" svg:x="11.3cm" svg:y="19.2cm">
          <text:p text:style-name="P2">Actualizare stare</text:p>
          <draw:enhanced-geometry svg:viewBox="0 0 21600 21600" draw:type="rectangle" draw:enhanced-path="M 0 0 L 21600 0 21600 21600 0 21600 0 0 Z N"/>
        </draw:custom-shape>
        <draw:custom-shape draw:style-name="gr19" draw:text-style-name="P4" xml:id="id31" draw:id="id31" draw:layer="layout" svg:width="6.7cm" svg:height="3.5cm" svg:x="11.3cm" svg:y="23.9cm">
          <text:p text:style-name="P2">Finalizare</text:p>
          <text:p text:style-name="P2">(livrare)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3cm" svg:y1="7.1cm" svg:x2="5.95cm" svg:y2="9cm" draw:start-shape="id25" draw:start-glue-point="2" draw:end-shape="id26" draw:end-glue-point="0" svg:d="M10300 7100l-4350 1900" svg:viewBox="0 0 4351 1901">
          <text:p/>
        </draw:connector>
        <draw:connector draw:style-name="gr7" draw:text-style-name="P6" draw:layer="layout" draw:type="line" svg:x1="5.95cm" svg:y1="12.5cm" svg:x2="5.95cm" svg:y2="14.2cm" draw:start-shape="id26" draw:start-glue-point="2" draw:end-shape="id27" draw:end-glue-point="0" svg:d="M5950 12500v1700" svg:viewBox="0 0 1 1701">
          <text:p/>
        </draw:connector>
        <draw:connector draw:style-name="gr7" draw:text-style-name="P6" draw:layer="layout" draw:type="line" svg:x1="10.3cm" svg:y1="7.1cm" svg:x2="14.65cm" svg:y2="9cm" draw:start-shape="id25" draw:start-glue-point="2" draw:end-shape="id28" draw:end-glue-point="0" svg:d="M10300 7100l4350 1900" svg:viewBox="0 0 4351 1901">
          <text:p/>
        </draw:connector>
        <draw:connector draw:style-name="gr7" draw:text-style-name="P6" draw:layer="layout" draw:type="line" svg:x1="14.65cm" svg:y1="12.5cm" svg:x2="14.65cm" svg:y2="14.2cm" draw:start-shape="id28" draw:start-glue-point="2" draw:end-shape="id29" draw:end-glue-point="0" svg:d="M14650 12500v1700" svg:viewBox="0 0 1 1701">
          <text:p/>
        </draw:connector>
        <draw:connector draw:style-name="gr7" draw:text-style-name="P6" draw:layer="layout" draw:type="line" svg:x1="14.65cm" svg:y1="17.7cm" svg:x2="14.65cm" svg:y2="19.2cm" draw:start-shape="id29" draw:start-glue-point="2" draw:end-shape="id30" draw:end-glue-point="0" svg:d="M14650 17700v1500" svg:viewBox="0 0 1 1501">
          <text:p/>
        </draw:connector>
        <draw:connector draw:style-name="gr7" draw:text-style-name="P6" draw:layer="layout" draw:type="line" svg:x1="14.65cm" svg:y1="22.7cm" svg:x2="14.65cm" svg:y2="23.9cm" draw:start-shape="id30" draw:start-glue-point="2" draw:end-shape="id31" draw:end-glue-point="0" svg:d="M14650 22700v1200" svg:viewBox="0 0 1 1201">
          <text:p/>
        </draw:connector>
        <draw:connector draw:style-name="gr7" draw:text-style-name="P6" draw:layer="layout" draw:type="line" svg:x1="9.3cm" svg:y1="15.95cm" svg:x2="11.3cm" svg:y2="15.95cm" draw:start-shape="id27" draw:start-glue-point="1" draw:end-shape="id29" draw:end-glue-point="3" svg:d="M9300 15950h2000" svg:viewBox="0 0 2001 1">
          <text:p/>
        </draw:connector>
      </draw:page>
      <draw:page draw:name="page5" draw:style-name="dp1" draw:master-page-name="Default">
        <draw:frame draw:style-name="gr20" draw:text-style-name="P5" xml:id="id43" draw:id="id43" draw:layer="layout" svg:width="4.236cm" svg:height="0.962cm" svg:x="8.4cm" svg:y="1.538cm">
          <draw:text-box>
            <text:p>Administrator</text:p>
          </draw:text-box>
        </draw:frame>
        <draw:custom-shape draw:style-name="gr21" draw:text-style-name="P4" xml:id="id32" draw:id="id32" draw:layer="layout" svg:width="5.9cm" svg:height="2.5cm" svg:x="1.4cm" svg:y="4.7cm">
          <text:p text:style-name="P2">Modul Utilizatori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5.9cm" svg:height="2.5cm" svg:x="7.5cm" svg:y="4.7cm">
          <text:p text:style-name="P2">Modul Comenzi</text:p>
          <draw:enhanced-geometry svg:viewBox="0 0 21600 21600" draw:type="rectangle" draw:enhanced-path="M 0 0 L 21600 0 21600 21600 0 21600 0 0 Z N"/>
        </draw:custom-shape>
        <draw:custom-shape draw:style-name="gr21" draw:text-style-name="P4" xml:id="id39" draw:id="id39" draw:layer="layout" svg:width="5.9cm" svg:height="2.5cm" svg:x="13.7cm" svg:y="4.7cm">
          <text:p text:style-name="P2">Modul Produse</text:p>
          <draw:enhanced-geometry svg:viewBox="0 0 21600 21600" draw:type="rectangle" draw:enhanced-path="M 0 0 L 21600 0 21600 21600 0 21600 0 0 Z N"/>
        </draw:custom-shape>
        <draw:custom-shape draw:style-name="gr21" draw:text-style-name="P4" xml:id="id33" draw:id="id33" draw:layer="layout" svg:width="5.9cm" svg:height="2.5cm" svg:x="1.4cm" svg:y="8.9cm">
          <text:p text:style-name="P2">Aproba utilizator</text:p>
          <draw:enhanced-geometry svg:viewBox="0 0 21600 21600" draw:type="rectangle" draw:enhanced-path="M 0 0 L 21600 0 21600 21600 0 21600 0 0 Z N"/>
        </draw:custom-shape>
        <draw:custom-shape draw:style-name="gr21" draw:text-style-name="P4" xml:id="id34" draw:id="id34" draw:layer="layout" svg:width="5.9cm" svg:height="2.5cm" svg:x="1.4cm" svg:y="13.1cm">
          <text:p text:style-name="P2">Sterge Utilizator</text:p>
          <draw:enhanced-geometry svg:viewBox="0 0 21600 21600" draw:type="rectangle" draw:enhanced-path="M 0 0 L 21600 0 21600 21600 0 21600 0 0 Z N"/>
        </draw:custom-shape>
        <draw:custom-shape draw:style-name="gr21" draw:text-style-name="P4" xml:id="id36" draw:id="id36" draw:layer="layout" svg:width="5.9cm" svg:height="2.5cm" svg:x="7.5cm" svg:y="8.9cm">
          <text:p text:style-name="P2">Lista comenzi</text:p>
          <draw:enhanced-geometry svg:viewBox="0 0 21600 21600" draw:type="rectangle" draw:enhanced-path="M 0 0 L 21600 0 21600 21600 0 21600 0 0 Z N"/>
        </draw:custom-shape>
        <draw:custom-shape draw:style-name="gr21" draw:text-style-name="P4" xml:id="id37" draw:id="id37" draw:layer="layout" svg:width="5.9cm" svg:height="2.5cm" svg:x="7.5cm" svg:y="13.1cm">
          <text:p text:style-name="P2">Urmărește</text:p>
          <text:p text:style-name="P2">Comanda</text:p>
          <draw:enhanced-geometry svg:viewBox="0 0 21600 21600" draw:type="rectangle" draw:enhanced-path="M 0 0 L 21600 0 21600 21600 0 21600 0 0 Z N"/>
        </draw:custom-shape>
        <draw:custom-shape draw:style-name="gr21" draw:text-style-name="P4" xml:id="id38" draw:id="id38" draw:layer="layout" svg:width="5.9cm" svg:height="2.5cm" svg:x="7.5cm" svg:y="17.5cm">
          <text:p text:style-name="P2">Actualizare</text:p>
          <text:p text:style-name="P2">Finalizare</text:p>
          <text:p text:style-name="P2">Livrare</text:p>
          <draw:enhanced-geometry svg:viewBox="0 0 21600 21600" draw:type="rectangle" draw:enhanced-path="M 0 0 L 21600 0 21600 21600 0 21600 0 0 Z N"/>
        </draw:custom-shape>
        <draw:custom-shape draw:style-name="gr21" draw:text-style-name="P4" xml:id="id40" draw:id="id40" draw:layer="layout" svg:width="5.9cm" svg:height="2.5cm" svg:x="13.7cm" svg:y="8.9cm">
          <text:p text:style-name="P2">Adauga produse</text:p>
          <draw:enhanced-geometry svg:viewBox="0 0 21600 21600" draw:type="rectangle" draw:enhanced-path="M 0 0 L 21600 0 21600 21600 0 21600 0 0 Z N"/>
        </draw:custom-shape>
        <draw:custom-shape draw:style-name="gr21" draw:text-style-name="P4" xml:id="id41" draw:id="id41" draw:layer="layout" svg:width="5.9cm" svg:height="2.5cm" svg:x="13.7cm" svg:y="13.1cm">
          <text:p text:style-name="P2">Sterge produse</text:p>
          <draw:enhanced-geometry svg:viewBox="0 0 21600 21600" draw:type="rectangle" draw:enhanced-path="M 0 0 L 21600 0 21600 21600 0 21600 0 0 Z N"/>
        </draw:custom-shape>
        <draw:custom-shape draw:style-name="gr21" draw:text-style-name="P4" xml:id="id42" draw:id="id42" draw:layer="layout" svg:width="5.9cm" svg:height="2.5cm" svg:x="13.7cm" svg:y="17.5cm">
          <text:p text:style-name="P2">Actualizeaza</text:p>
          <text:p text:style-name="P2">Produ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4.35cm" svg:y1="7.2cm" svg:x2="4.35cm" svg:y2="8.9cm" draw:start-shape="id32" draw:start-glue-point="2" draw:end-shape="id33" draw:end-glue-point="0" svg:d="M4350 7200v1700" svg:viewBox="0 0 1 1701">
          <text:p/>
        </draw:connector>
        <draw:connector draw:style-name="gr7" draw:text-style-name="P6" draw:layer="layout" svg:x1="4.35cm" svg:y1="11.4cm" svg:x2="4.35cm" svg:y2="13.1cm" draw:start-shape="id33" draw:start-glue-point="2" draw:end-shape="id34" draw:end-glue-point="0" svg:d="M4350 11400v1700" svg:viewBox="0 0 1 1701">
          <text:p/>
        </draw:connector>
        <draw:connector draw:style-name="gr7" draw:text-style-name="P6" draw:layer="layout" svg:x1="10.45cm" svg:y1="7.2cm" svg:x2="10.45cm" svg:y2="8.9cm" draw:start-shape="id35" draw:start-glue-point="2" draw:end-shape="id36" draw:end-glue-point="0" svg:d="M10450 7200v1700" svg:viewBox="0 0 1 1701">
          <text:p/>
        </draw:connector>
        <draw:connector draw:style-name="gr7" draw:text-style-name="P6" draw:layer="layout" svg:x1="10.45cm" svg:y1="11.4cm" svg:x2="10.45cm" svg:y2="13.1cm" draw:start-shape="id36" draw:start-glue-point="2" draw:end-shape="id37" draw:end-glue-point="0" svg:d="M10450 11400v1700" svg:viewBox="0 0 1 1701">
          <text:p/>
        </draw:connector>
        <draw:connector draw:style-name="gr7" draw:text-style-name="P6" draw:layer="layout" draw:type="line" svg:x1="10.45cm" svg:y1="15.6cm" svg:x2="10.45cm" svg:y2="17.5cm" draw:start-shape="id37" draw:start-glue-point="2" draw:end-shape="id38" draw:end-glue-point="0" svg:d="M10450 15600v1900" svg:viewBox="0 0 1 1901">
          <text:p/>
        </draw:connector>
        <draw:connector draw:style-name="gr7" draw:text-style-name="P6" draw:layer="layout" draw:type="line" svg:x1="16.65cm" svg:y1="7.2cm" svg:x2="16.65cm" svg:y2="8.9cm" draw:start-shape="id39" draw:start-glue-point="2" draw:end-shape="id40" draw:end-glue-point="0" svg:d="M16650 7200v1700" svg:viewBox="0 0 1 1701">
          <text:p/>
        </draw:connector>
        <draw:connector draw:style-name="gr7" draw:text-style-name="P6" draw:layer="layout" draw:type="line" svg:x1="16.65cm" svg:y1="11.4cm" svg:x2="16.65cm" svg:y2="13.1cm" draw:start-shape="id40" draw:start-glue-point="2" draw:end-shape="id41" draw:end-glue-point="0" svg:d="M16650 11400v1700" svg:viewBox="0 0 1 1701">
          <text:p/>
        </draw:connector>
        <draw:connector draw:style-name="gr7" draw:text-style-name="P6" draw:layer="layout" draw:type="line" svg:x1="16.65cm" svg:y1="15.6cm" svg:x2="16.65cm" svg:y2="17.5cm" draw:start-shape="id41" draw:start-glue-point="2" draw:end-shape="id42" draw:end-glue-point="0" svg:d="M16650 15600v1900" svg:viewBox="0 0 1 1901">
          <text:p/>
        </draw:connector>
        <draw:connector draw:style-name="gr7" draw:text-style-name="P6" draw:layer="layout" draw:type="line" svg:x1="10.518cm" svg:y1="2.5cm" svg:x2="4.35cm" svg:y2="4.7cm" draw:start-shape="id43" draw:start-glue-point="2" draw:end-shape="id32" draw:end-glue-point="0" svg:d="M10518 2500l-6168 2200" svg:viewBox="0 0 6169 2201">
          <text:p/>
        </draw:connector>
        <draw:connector draw:style-name="gr7" draw:text-style-name="P6" draw:layer="layout" draw:type="line" svg:x1="10.518cm" svg:y1="2.5cm" svg:x2="10.45cm" svg:y2="4.7cm" draw:start-shape="id43" draw:start-glue-point="2" draw:end-shape="id35" draw:end-glue-point="0" svg:d="M10518 2500l-68 2200" svg:viewBox="0 0 69 2201">
          <text:p/>
        </draw:connector>
        <draw:connector draw:style-name="gr7" draw:text-style-name="P6" draw:layer="layout" draw:type="line" svg:x1="10.518cm" svg:y1="2.5cm" svg:x2="16.65cm" svg:y2="4.7cm" draw:start-shape="id43" draw:start-glue-point="2" draw:end-shape="id39" draw:end-glue-point="0" svg:d="M10518 2500l6132 2200" svg:viewBox="0 0 6133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11:19:02.656000000</meta:creation-date>
    <dc:date>2018-01-04T18:34:10.367000000</dc:date>
    <meta:editing-duration>PT37M31S</meta:editing-duration>
    <meta:editing-cycles>7</meta:editing-cycles>
    <meta:generator>LibreOffice/5.3.7.2$Windows_X86_64 LibreOffice_project/6b8ed514a9f8b44d37a1b96673cbbdd077e24059</meta:generator>
    <meta:print-date>2017-12-30T12:12:32.901000000</meta:print-date>
    <meta:document-statistic meta:object-count="90"/>
  </office:meta>
</office:document-meta>
</file>